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20000007000030D50000173F9929E92F.svm" manifest:media-type="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9.068cm" fo:margin-left="2.685cm" fo:margin-right="5.248cm" table:align="margins"/>
    </style:style>
    <style:style style:name="Tabla1.A" style:family="table-column">
      <style:table-column-properties style:column-width="2.27cm" style:rel-column-width="16406*"/>
    </style:style>
    <style:style style:name="Tabla1.B" style:family="table-column">
      <style:table-column-properties style:column-width="2.376cm" style:rel-column-width="17170*"/>
    </style:style>
    <style:style style:name="Tabla1.C" style:family="table-column">
      <style:table-column-properties style:column-width="2.212cm" style:rel-column-width="15985*"/>
    </style:style>
    <style:style style:name="Tabla1.D" style:family="table-column">
      <style:table-column-properties style:column-width="2.21cm" style:rel-column-width="15974*"/>
    </style:style>
    <style:style style:name="Tabla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" style:family="table-cell">
      <style:table-cell-properties fo:background-color="#e6e6ff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4.382cm" fo:margin-left="4.752cm" fo:margin-right="7.867cm" table:align="margins"/>
    </style:style>
    <style:style style:name="Tabla2.A" style:family="table-column">
      <style:table-column-properties style:column-width="2.48cm" style:rel-column-width="37094*"/>
    </style:style>
    <style:style style:name="Tabla2.B" style:family="table-column">
      <style:table-column-properties style:column-width="1.901cm" style:rel-column-width="28441*"/>
    </style:style>
    <style:style style:name="Tabla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e6e6ff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.5pt" fo:font-style="italic" style:font-size-asian="10.5pt" style:font-style-asian="italic" style:font-size-complex="10.5pt" style:font-style-complex="italic"/>
    </style:style>
    <style:style style:name="P2" style:family="paragraph" style:parent-style-name="Text_20_body">
      <style:paragraph-properties fo:margin-left="0cm" fo:margin-right="-0.104cm" fo:text-align="start" style:justify-single-word="false" fo:text-indent="0cm" style:auto-text-indent="false"/>
      <style:text-properties style:font-name="Times New Roman"/>
    </style:style>
    <style:style style:name="P3" style:family="paragraph" style:parent-style-name="Standard">
      <style:paragraph-properties fo:line-height="110%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line-height="110%"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line-height="110%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10%"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10%"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10%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10%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0" style:family="paragraph" style:parent-style-name="Standard">
      <style:paragraph-properties fo:line-height="110%" fo:break-before="page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line-height="110%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line-height="110%" fo:text-align="justify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line-height="110%"/>
      <style:text-properties style:font-name="Arial" fo:font-size="10pt" style:font-size-asian="10pt" style:font-size-complex="10pt"/>
    </style:style>
    <style:style style:name="P14" style:family="paragraph" style:parent-style-name="Text_20_body">
      <style:paragraph-properties fo:line-height="110%" fo:text-align="justify" style:justify-single-word="false"/>
      <style:text-properties style:font-name="Arial" fo:font-size="10pt" style:font-size-asian="10pt" style:font-size-complex="10pt"/>
    </style:style>
    <style:style style:name="P15" style:family="paragraph" style:parent-style-name="Text_20_body">
      <style:paragraph-properties fo:line-height="110%"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line-height="110%"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a94d6" style:font-name="Arial1" fo:font-size="9pt" fo:language="es" fo:country="ES" style:font-name-asian="Times" style:font-size-asian="10pt" style:language-asian="zxx" style:country-asian="none" style:font-name-complex="Times" style:font-size-complex="10pt" style:language-complex="ar" style:country-complex="SA"/>
    </style:style>
    <style:style style:name="T2" style:family="text">
      <style:text-properties fo:color="#0a94d6" style:font-name="Arial1" fo:font-size="9pt" fo:language="es" fo:country="ES" fo:font-weight="bold" style:font-name-asian="Times" style:font-size-asian="10pt" style:language-asian="zxx" style:country-asian="none" style:font-name-complex="Times" style:font-size-complex="10pt" style:language-complex="ar" style:country-complex="SA"/>
    </style:style>
    <style:style style:name="T3" style:family="text">
      <style:text-properties fo:color="#0a94d6" fo:font-size="10pt" fo:language="zxx" fo:country="none" style:font-name-asian="Times" style:font-size-asian="10pt" style:language-asian="zxx" style:country-asian="none" style:font-name-complex="Times" style:font-size-complex="10pt" style:language-complex="ar" style:country-complex="SA"/>
    </style:style>
    <style:style style:name="T4" style:family="text">
      <style:text-properties style:use-window-font-color="true" style:font-name="Arial1" fo:font-size="9pt" fo:language="es" fo:country="ES" style:font-name-asian="Times" style:font-size-asian="9pt" style:language-asian="zxx" style:country-asian="none" style:font-name-complex="Times" style:font-size-complex="9pt" style:language-complex="ar" style:country-complex="SA"/>
    </style:style>
    <style:style style:name="T5" style:family="text">
      <style:text-properties style:use-window-font-color="true" fo:font-size="10pt" fo:language="zxx" fo:country="none" style:font-name-asian="Times" style:font-size-asian="10pt" style:language-asian="zxx" style:country-asian="none" style:font-name-complex="Times" style:font-size-complex="10pt" style:language-complex="ar" style:country-complex="SA"/>
    </style:style>
    <style:style style:name="T6" style:family="text">
      <style:text-properties style:use-window-font-color="true" fo:font-size="10pt" fo:language="es" fo:country="ES" style:font-name-asian="Times" style:font-size-asian="10pt" style:font-name-complex="Times" style:font-size-complex="10pt" style:language-complex="ar" style:country-complex="SA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>CÁLCULO DE LOS PUNTOS, PREMIOS <text:s/></text:p>
      <text:p text:style-name="P9"/>
      <text:p text:style-name="P9">Y ALGÚN REQUERIMIENTO</text:p>
      <text:p text:style-name="P9"/>
      <text:p text:style-name="P9">DE LA WEB DEL PROGRAMA RED VF</text:p>
      <text:p text:style-name="P3"/>
      <text:p text:style-name="P3"/>
      <text:p text:style-name="P10"/>
      <text:table-of-content text:style-name="Sect1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1">1.- Cálculos y Condiciones<text:tab/>3</text:p>
          <text:p text:style-name="P20">1.1.- Agencias o Escuderías<text:tab/>4</text:p>
          <text:p text:style-name="P19">1.1.1.- Mensual<text:tab/>4</text:p>
          <text:p text:style-name="P18">A) Clasificación<text:tab/>4</text:p>
          <text:p text:style-name="P18">B) Carrera<text:tab/>4</text:p>
          <text:p text:style-name="P18">C) Agencia revelación<text:tab/>4</text:p>
          <text:p text:style-name="P18">D) Resultado<text:tab/>4</text:p>
          <text:p text:style-name="P19">1.1.2.- Bimestral – P<text:tab/>5</text:p>
          <text:p text:style-name="P19">1.1.3.- Anual<text:tab/>5</text:p>
          <text:p text:style-name="P20">1.2.- Agentes o Pilotos<text:tab/>6</text:p>
          <text:p text:style-name="P19">1.2.1.- Semanal<text:tab/>6</text:p>
          <text:p text:style-name="P19">1.2.2.- Mensual<text:tab/>6</text:p>
          <text:p text:style-name="P18">A) Puntos<text:tab/>6</text:p>
          <text:p text:style-name="P18">B) Calidad<text:tab/>6</text:p>
          <text:p text:style-name="P18">C) Convergencia<text:tab/>6</text:p>
          <text:p text:style-name="P18">D) Piloto Revelación<text:tab/>6</text:p>
          <text:p text:style-name="P19">1.2.3.- Bimestral – P<text:tab/>6</text:p>
          <text:p text:style-name="P18">A) Carrera / Puntos<text:tab/>6</text:p>
          <text:p text:style-name="P18">B) Calidad<text:tab/>6</text:p>
          <text:p text:style-name="P18">C) Convergencia<text:tab/>7</text:p>
          <text:p text:style-name="P18">D) Piloto Revelación<text:tab/>7</text:p>
          <text:p text:style-name="P19">1.2.4.- Anual<text:tab/>7</text:p>
          <text:p text:style-name="P21">2.- Requerimientos<text:tab/>8</text:p>
        </text:index-body>
      </text:table-of-content>
      <text:p text:style-name="P3"/>
      <text:p text:style-name="P11"><text:toc-mark-start text:id="IMark52998856" text:outline-level="1"/>1.- <text:span text:style-name="T7">Cálculos y Condiciones</text:span><text:toc-mark-end text:id="IMark52998856"/></text:p>
      <text:p text:style-name="P3"/>
      <text:p text:style-name="P4">En este apartado se detallan todos los cálculos que hay que realizar en red-program, y bajo qué condiciones, si existen, se realizan esos cálculos.</text:p>
      <text:p text:style-name="P4">Este documento es un desarrollo del mapa mental: “Competición.mm”.</text:p>
      <text:p text:style-name="P4">Evidentemente, muchos de los cálculos serán guardados en la base datos según el modelo de datos definido en “der_web_redprogram.mwb”.</text:p>
      <text:p text:style-name="P4"/>
      <text:p text:style-name="P12"><text:toc-mark-start text:id="IMark52998856" text:outline-level="2"/>1.1.- Agencias o Escuderías<text:toc-mark-end text:id="IMark52998856"/></text:p>
      <text:p text:style-name="P4"/>
      <text:p text:style-name="P6"><text:toc-mark-start text:id="IMark53003384" text:outline-level="3"/>1.1.1.- Mensual<text:toc-mark-end text:id="IMark53003384"/></text:p>
      <text:p text:style-name="P4">Las agencias no tienen ninguna competición semanal. </text:p>
      <text:p text:style-name="P4"/>
      <text:p text:style-name="P6"><text:toc-mark-start text:id="IMark52998856" text:outline-level="4"/>A) Clasificación<text:toc-mark-end text:id="IMark52998856"/></text:p>
      <text:p text:style-name="P4">La clasificación mide el cumplimiento de objetivos, a partir de ahí se le asigna una categoría y unos puntos.</text:p>
      <text:p text:style-name="P4"/>
      <text:p text:style-name="P4"><text:span text:style-name="T9">Objetivos</text:span>:</text:p>
      <text:p text:style-name="P4">Son tres medidas de objetivos: Q1 (objetivos ventas netas), Q2 (calidad) y Q3 (convergencia).</text:p>
      <text:p text:style-name="P4">Si no se supera algún Q no puede pasar al siguiente. Por ejemplo, si no se supera Q2, no se evaluará Q3.</text:p>
      <text:p text:style-name="P4"/>
      <text:p text:style-name="P4">El <text:span text:style-name="T7">cumplimiento de los objetivos</text:span> de las agencias en los Q se califican de: RED, BASE y KO:</text:p>
      <text:p text:style-name="P4"><text:tab/><text:span text:style-name="T8">Cumplimiento Actividad</text:span> (Q1): RED &gt; 105 % ; 105 % &gt; BASE &gt; 90% ; KO &lt; 90 %</text:p>
      <text:p text:style-name="P4"><text:tab/>Cumplimento Calidad (Q2): RED &gt; 8,5 ; 8,5 &gt; BASE &gt; 8 ; KO &lt; 8</text:p>
      <text:p text:style-name="P4"><text:tab/>Cumplimento Convergente (Q3): RED &gt; 10% ; 10% &gt; BASE &gt; 5% ; KO &lt; 5%</text:p>
      <text:p text:style-name="P4"/>
      <text:p text:style-name="P4"><text:span text:style-name="T9">Categoría</text:span>:</text:p>
      <text:p text:style-name="P4">Se asignará dependiendo de los objetivos, según el siguiente cuadro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7">Q1</text:p>
          </table:table-cell>
          <table:table-cell table:style-name="Tabla1.A1" office:value-type="string">
            <text:p text:style-name="P17">Q2</text:p>
          </table:table-cell>
          <table:table-cell table:style-name="Tabla1.A1" office:value-type="string">
            <text:p text:style-name="P17">Q3</text:p>
          </table:table-cell>
          <table:table-cell table:style-name="Tabla1.D1" office:value-type="string">
            <text:p text:style-name="P17">Categoría</text:p>
          </table:table-cell>
        </table:table-row>
        <table:table-row>
          <table:table-cell table:style-name="Tabla1.A2" office:value-type="string">
            <text:p text:style-name="P16">RED</text:p>
          </table:table-cell>
          <table:table-cell table:style-name="Tabla1.A2" office:value-type="string">
            <text:p text:style-name="P16">RED</text:p>
          </table:table-cell>
          <table:table-cell table:style-name="Tabla1.A2" office:value-type="string">
            <text:p text:style-name="P16">RED</text:p>
          </table:table-cell>
          <table:table-cell table:style-name="Tabla1.D2" office:value-type="string">
            <text:p text:style-name="P16">TOP</text:p>
          </table:table-cell>
        </table:table-row>
        <table:table-row>
          <table:table-cell table:style-name="Tabla1.A2" office:value-type="string">
            <text:p text:style-name="P16">RED</text:p>
          </table:table-cell>
          <table:table-cell table:style-name="Tabla1.A2" office:value-type="string">
            <text:p text:style-name="P16">RED</text:p>
          </table:table-cell>
          <table:table-cell table:style-name="Tabla1.A2" office:value-type="string">
            <text:p text:style-name="P16">BASE</text:p>
          </table:table-cell>
          <table:table-cell table:style-name="Tabla1.D2" office:value-type="string">
            <text:p text:style-name="P16">Premium</text:p>
          </table:table-cell>
        </table:table-row>
        <table:table-row>
          <table:table-cell table:style-name="Tabla1.A2" office:value-type="string">
            <text:p text:style-name="P16">RED</text:p>
          </table:table-cell>
          <table:table-cell table:style-name="Tabla1.A2" office:value-type="string">
            <text:p text:style-name="P16">BASE</text:p>
          </table:table-cell>
          <table:table-cell table:style-name="Tabla1.A2" office:value-type="string">
            <text:p text:style-name="P16">BASE</text:p>
          </table:table-cell>
          <table:table-cell table:style-name="Tabla1.D2" office:value-type="string">
            <text:p text:style-name="P16">Advance</text:p>
          </table:table-cell>
        </table:table-row>
        <table:table-row>
          <table:table-cell table:style-name="Tabla1.A2" office:value-type="string">
            <text:p text:style-name="P16">RED</text:p>
          </table:table-cell>
          <table:table-cell table:style-name="Tabla1.A2" office:value-type="string">
            <text:p text:style-name="P16">BASE</text:p>
          </table:table-cell>
          <table:table-cell table:style-name="Tabla1.A2" office:value-type="string">
            <text:p text:style-name="P16">RED</text:p>
          </table:table-cell>
          <table:table-cell table:style-name="Tabla1.D2" office:value-type="string">
            <text:p text:style-name="P16">Advance</text:p>
          </table:table-cell>
        </table:table-row>
        <table:table-row>
          <table:table-cell table:style-name="Tabla1.A2" table:number-columns-spanned="3" office:value-type="string">
            <text:p text:style-name="P16">Resto</text:p>
          </table:table-cell>
          <table:covered-table-cell/>
          <table:covered-table-cell/>
          <table:table-cell table:style-name="Tabla1.D2" office:value-type="string">
            <text:p text:style-name="P16">Ninguna</text:p>
          </table:table-cell>
        </table:table-row>
      </table:table>
      <text:p text:style-name="P4"><text:s/></text:p>
      <text:p text:style-name="P4"><text:span text:style-name="T9">Puntos</text:span>:</text:p>
      <text:p text:style-name="P4">Se asignará según la categoría:</text:p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7">Categoría</text:p>
          </table:table-cell>
          <table:table-cell table:style-name="Tabla2.B1" office:value-type="string">
            <text:p text:style-name="P17">Puntos</text:p>
          </table:table-cell>
        </table:table-row>
        <table:table-row>
          <table:table-cell table:style-name="Tabla2.A2" office:value-type="string">
            <text:p text:style-name="P16">TOP</text:p>
          </table:table-cell>
          <table:table-cell table:style-name="Tabla2.B2" office:value-type="float" office:value="3">
            <text:p text:style-name="P16">3</text:p>
          </table:table-cell>
        </table:table-row>
        <table:table-row>
          <table:table-cell table:style-name="Tabla2.A2" office:value-type="string">
            <text:p text:style-name="P16">Premium</text:p>
          </table:table-cell>
          <table:table-cell table:style-name="Tabla2.B2" office:value-type="float" office:value="2">
            <text:p text:style-name="P16">2</text:p>
          </table:table-cell>
        </table:table-row>
        <table:table-row>
          <table:table-cell table:style-name="Tabla2.A2" office:value-type="string">
            <text:p text:style-name="P16">Advance</text:p>
          </table:table-cell>
          <table:table-cell table:style-name="Tabla2.B2" office:value-type="float" office:value="1">
            <text:p text:style-name="P16">1</text:p>
          </table:table-cell>
        </table:table-row>
      </table:table>
      <text:p text:style-name="P4"/>
      <text:p text:style-name="P6"><text:toc-mark-start text:id="IMark53013656" text:outline-level="4"/>B) Carrera<text:toc-mark-end text:id="IMark53013656"/></text:p>
      <text:p text:style-name="P4">La carrera se hará entre todas las agencias y se hará por el ratio: ventas netas / hora.</text:p>
      <text:p text:style-name="P4"><text:span text:style-name="T9">Puntos</text:span>: Sólo se les asignarán puntos a las 3 mejores agencias (a las del pódium): 3, 2, 1 puntos respectivamente.</text:p>
      <text:p text:style-name="P4"/>
      <text:p text:style-name="P6"><text:toc-mark-start text:id="IMark42227928" text:outline-level="4"/>C) Agencia revelación<text:toc-mark-end text:id="IMark42227928"/></text:p>
      <text:p text:style-name="P4">La agencia revelación <text:span text:style-name="T7">será aquella</text:span> que:</text:p>
      <text:p text:style-name="P14">Tenga el mayor incremento porcentual en ventas netas / hora entre la carrera de este mes (n) y el pasado (n-1).</text:p>
      <text:p text:style-name="P4"><text:span text:style-name="T7">Competirán</text:span> aquellas que cumplan:</text:p>
      <text:p text:style-name="P14">Tendrán acceso al premio Agencia Revelación aquellas agencias cuyas ventas/h en el mes n-1 sean iguales o superiores al 70% de la media de las ventas/h de las agencias participantes. </text:p>
      <text:p text:style-name="P15"><text:toc-mark-start text:id="IMark42227928" text:outline-level="4"/>D) Resultado<text:toc-mark-end text:id="IMark42227928"/></text:p>
      <text:p text:style-name="P4"><text:span text:style-name="T9">Puntos</text:span>: es la suma de los puntos de la clasificación (A) y de la carrera (B).</text:p>
      <text:p text:style-name="P4"><text:soft-page-break/></text:p>
      <text:p text:style-name="P6"><text:toc-mark-start text:id="IMark42227928" text:outline-level="3"/>1.1.2.- Bimestral – P<text:toc-mark-end text:id="IMark42227928"/></text:p>
      <text:p text:style-name="P4"><text:span text:style-name="T9">Puntos</text:span>: la suma de los dos meses. Sólo se usa para dar premios: evento especial.</text:p>
      <text:p text:style-name="P4"/>
      <text:p text:style-name="P6"><text:toc-mark-start text:id="IMark42224760" text:outline-level="3"/>1.1.3.- Anual<text:toc-mark-end text:id="IMark42224760"/></text:p>
      <text:p text:style-name="P4"><text:span text:style-name="T9">Puntos</text:span>: la suma de todos los meses. Sólo se usa para dar premios: evento muy especial.</text:p>
      <text:p text:style-name="P4"/>
      <text:p text:style-name="P4"/>
      <text:p text:style-name="P12"><text:toc-mark-start text:id="IMark42227928" text:outline-level="2"/>1.2.- Agentes o Pilotos<text:toc-mark-end text:id="IMark42227928"/></text:p>
      <text:p text:style-name="P3"/>
      <text:p text:style-name="P5"><text:toc-mark-start text:id="IMark42227928" text:outline-level="3"/>1.2.1.- Semanal<text:toc-mark-end text:id="IMark42227928"/></text:p>
      <text:p text:style-name="P3">Será una competición intra-agencia, entre los agentes de una agencia.</text:p>
      <text:p text:style-name="P3"/>
      <text:p text:style-name="P3">Se <text:span text:style-name="T7">calcula el ratio ventas netas / hora</text:span> para todos los agentes.</text:p>
      <text:p text:style-name="P3">Si la agencia tiene más de 100 agentes, los ganadores de la semana serán 10.</text:p>
      <text:p text:style-name="P3">Si la agencia tiene menos de 100 agentes, los ganadores de la semana serán 5.</text:p>
      <text:p text:style-name="P3"><text:span text:style-name="T9">Puntos</text:span>: Sólo se <text:s/>asignarán puntos a los 3 mejores entre los ganadores (a los del pódium): 3, 2, 1 puntos respectivamente.</text:p>
      <text:p text:style-name="P3"/>
      <text:p text:style-name="P5"><text:toc-mark-start text:id="IMark42227928" text:outline-level="3"/>1.2.2.- Mensual<text:toc-mark-end text:id="IMark42227928"/></text:p>
      <text:p text:style-name="P5"/>
      <text:p text:style-name="P3"><text:toc-mark-start text:id="IMark42227928" text:outline-level="4"/><text:span text:style-name="T9">A) Puntos</text:span><text:toc-mark-end text:id="IMark42227928"/>: Suma de los puntos de las semanas del mes.</text:p>
      <text:p text:style-name="P3"/>
      <text:p text:style-name="P3"><text:toc-mark-start text:id="IMark42227928" text:outline-level="4"/><text:span text:style-name="T9">B) Calidad</text:span><text:toc-mark-end text:id="IMark42227928"/>: Para premios, nada que ver con los puntos. Los valores mínimos están actualizados en la tabla “Parametros” del modelo de datos.</text:p>
      <text:p text:style-name="P3"/>
      <text:p text:style-name="P3">Los pilotos deberán tener un mínimo de calidad (actualmente churn inferior a 10%) y un mínimo de ventas (actualmente 10).</text:p>
      <text:p text:style-name="P3">Los mejores aparecerán en el pódium, siempre que cumplan los mínimos.</text:p>
      <text:p text:style-name="P3"/>
      <text:p text:style-name="P3"><text:toc-mark-start text:id="IMark53013560" text:outline-level="4"/><text:span text:style-name="T9">C) Convergencia</text:span><text:toc-mark-end text:id="IMark53013560"/>: Para premios, nada que ver con los puntos. Los valores mínimos están actualizados en la tabla “Parametros” del modelo de datos.</text:p>
      <text:p text:style-name="P3"/>
      <text:p text:style-name="P3">Los pilotos deberán tener un mínimo de convergencia (actualmente 20%) y un mínimo de ventas (actualmente 10).</text:p>
      <text:p text:style-name="P3">Los mejores aparecerán en el pódium, siempre que cumplan los mínimos.</text:p>
      <text:p text:style-name="P3"/>
      <text:p text:style-name="P8">El parámetro de <text:span text:style-name="T7">convergencia viene dado</text:span> en la carga de datos.</text:p>
      <text:p text:style-name="P3"/>
      <text:p text:style-name="P3"><text:toc-mark-start text:id="IMark42227928" text:outline-level="4"/><text:span text:style-name="T9">D) Piloto Revelación</text:span><text:toc-mark-end text:id="IMark42227928"/>: </text:p>
      <text:p text:style-name="P3">El piloto revelación <text:span text:style-name="T7">será aquel</text:span> que:</text:p>
      <text:p text:style-name="P14">Tenga el mayor incremento porcentual en ventas netas / hora entre la carrera de este mes (n) y el pasado (n-1).</text:p>
      <text:p text:style-name="P4"><text:span text:style-name="T7">Competirán</text:span> aquellos que cumplan:</text:p>
      <text:p text:style-name="P13">Tendrán acceso al premio Agente Revelación aquellos agentes cuyas ventas/h en el mes n-1 sean iguales o superiores al 70% de la media de las ventas/h de los agentes de la agencia.</text:p>
      <text:p text:style-name="P3"/>
      <text:p text:style-name="P5"><text:toc-mark-start text:id="IMark42227928" text:outline-level="3"/>1.2.3.- Bimestral – P<text:toc-mark-end text:id="IMark42227928"/></text:p>
      <text:p text:style-name="P5"/>
      <text:p text:style-name="P3"><text:toc-mark-start text:id="IMark42227928" text:outline-level="4"/><text:span text:style-name="T9">A) Carrera / Puntos</text:span><text:toc-mark-end text:id="IMark42227928"/>:</text:p>
      <text:p text:style-name="P3">Sólo competirán los dos mejores pilotos de cada agencia en el P. Son los dos pilotos que han sumado más puntos en los dos meses del P.</text:p>
      <text:p text:style-name="P3"/>
      <text:p text:style-name="P3">La <text:span text:style-name="T7">carrera</text:span> se hará por el ratio de las ventas neta / hora bimestrales.</text:p>
      <text:p text:style-name="P3"/>
      <text:p text:style-name="P3"><text:span text:style-name="T7">Puntos</text:span>: Los 10 primeros reciben puntos según la posición: 25, 18, 15, 12, 10, 8, 6, 4, 2, 1</text:p>
      <text:p text:style-name="P3"/>
      <text:p text:style-name="P5"><text:toc-mark-start text:id="IMark42227928" text:outline-level="4"/>B) Calidad<text:toc-mark-end text:id="IMark42227928"/>: <text:span text:style-name="T10">Para premios, nada que ver con los puntos. Los valores mínimos están actualizados en la tabla “Parametros” del modelo de datos.</text:span></text:p>
      <text:p text:style-name="P8"/>
      <text:p text:style-name="P3"><text:soft-page-break/>Participarán todos los pilotos de todas las agencias (no sólo los 2 mejores de cada agencia).</text:p>
      <text:p text:style-name="P3"/>
      <text:p text:style-name="P3">Los pilotos deberán tener un mínimo de calidad (actualmente churn inferior a 5%) y un mínimo de ventas en el P (actualmente 20).</text:p>
      <text:p text:style-name="P3">Los mejores aparecerán en el pódium, siempre que cumplan los mínimos.</text:p>
      <text:p text:style-name="P3"/>
      <text:p text:style-name="P5"><text:toc-mark-start text:id="IMark42227928" text:outline-level="4"/>C) Convergencia<text:toc-mark-end text:id="IMark42227928"/>:<text:span text:style-name="T10"> Para premios, nada que ver con los puntos. Los valores mínimos están actualizados en la tabla “Parametros” del modelo de datos.</text:span></text:p>
      <text:p text:style-name="P8"/>
      <text:p text:style-name="P3">Los pilotos deberán tener un mínimo de ventas netas al mes (actualmente 5).<office:annotation><dc:creator>Fernando Pavón</dc:creator><dc:date>2013-08-01T09:32:48</dc:date><text:p text:style-name="P23"><text:span text:style-name="T11">Se está validando que no pidan un mínimo de convergencia, como en la competición mensual.</text:span></text:p></office:annotation></text:p>
      <text:p text:style-name="P3">Los mejores aparecerán en el pódium, siempre que cumplan los mínimos.</text:p>
      <text:p text:style-name="P8"/>
      <text:p text:style-name="P8">El parámetro de <text:span text:style-name="T7">convergencia viene dado</text:span> en la carga de datos.</text:p>
      <text:p text:style-name="P8"/>
      <text:p text:style-name="P8"><text:toc-mark-start text:id="IMark42227928" text:outline-level="4"/><text:span text:style-name="T9">D) Piloto Revelación</text:span><text:toc-mark-end text:id="IMark42227928"/>:</text:p>
      <text:p text:style-name="P8"><text:span text:style-name="T7">Sólo participarán los agentes nuevos</text:span> que hayan sido contratados en el P. Esto se indicará en la carga qué agentes son los nuevos.</text:p>
      <text:p text:style-name="P8"/>
      <text:p text:style-name="P8">El agente revelación será aquel agente nuevo que consiga el máximo de ventas netas / h en P (tiene la máxima productividad).</text:p>
      <text:p text:style-name="P3"/>
      <text:p text:style-name="P3"/>
      <text:p text:style-name="P5"><text:toc-mark-start text:id="IMark52490968" text:outline-level="3"/>1.2.4.- Anual<text:toc-mark-end text:id="IMark52490968"/></text:p>
      <text:p text:style-name="P8">Es el mundial de pilotos.</text:p>
      <text:p text:style-name="P8"/>
      <text:p text:style-name="P5">Puntos<text:span text:style-name="T10">: Suma de los puntos conseguidos en las carreras de P.</text:span></text:p>
      <text:p text:style-name="P11"><text:toc-mark-start text:id="IMark42227928" text:outline-level="1"/>2.- Requerimientos<text:toc-mark-end text:id="IMark42227928"/></text:p>
      <text:p text:style-name="P7"/>
      <text:p text:style-name="P7">En este apartado se explicitarán algunos de los requerimientos de la web de red-program, pero sin ser exahustivos.</text:p>
      <text:p text:style-name="P7"/>
      <text:p text:style-name="P7">1.- Si en la carga no existe un agente, debe saltar un error avisando, no se dará de alta ese agente.</text:p>
      <text:p text:style-name="P7">Todos los agentes nuevos se indicarán, no deben aparecer “de pronto” en el fichero de carga.</text:p>
      <text:p text:style-name="P7"/>
      <text:p text:style-name="P7">2.- De los usuarios sólo se tendrá el login. Crearemos el pass y se darán listas en excel, a mano, por agencias con los usuarios y contraseñas.</text:p>
      <text:p text:style-name="P7"/>
      <text:p text:style-name="P7">3.- En la interfaz se debe mostrar el que tiene el valor máximo de todos, el mejor. Por ejemplo, en el podium de productividad (ventas netas/h) un agente ve los 3 primeros de su agencia, su posición y valor del ratio. Ahora se añadirá el mejor ratio de todos los agentes de todas las agencias.</text:p>
      <text:p text:style-name="P7"/>
      <text:p text:style-name="P7">4.- Las noticias se cargarán a partir de un fichero xml (también pudiera ser JSON o similar), con una estructura dada por nosotros.</text:p>
      <text:p text:style-name="P7"/>
      <text:p text:style-name="P7">5.- Todos los agentes se presentarán por sus logins (por ejemplo, en el mundial de pilotos, etc), nada de anónimos.</text:p>
      <text:p text:style-name="P7"/>
      <text:p text:style-name="P7">6.- La gráfica de evolución siempre es referente a un P.</text:p>
      <text:p text:style-name="P7">En el eje de las X se pondrá la fecha del inicio de la semana correspondiente (típicamente el eje de las X estará formado por 4 semanas).</text:p>
      <text:p text:style-name="P7"/>
      <text:p text:style-name="P7">7.- Los P son:</text:p>
      <text:p text:style-name="P7">P1: Abril – Mayo</text:p>
      <text:p text:style-name="P7">P2: Junio – Julio</text:p>
      <text:p text:style-name="P7">P3: Agosto – Septiembre</text:p>
      <text:p text:style-name="P7">P4: Octubre – Noviembre</text:p>
      <text:p text:style-name="P7">P5: Diciembre – Enero</text:p>
      <text:p text:style-name="P7">P6: Febrero – Marz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.5pt" fo:font-style="italic" style:font-size-asian="10.5pt" style:font-style-asian="italic" style:font-size-complex="10.5pt" style:font-style-complex="italic"/>
    </style:style>
    <style:style style:name="MP2" style:family="paragraph" style:parent-style-name="Text_20_body">
      <style:paragraph-properties fo:margin-left="0cm" fo:margin-right="-0.104cm" fo:text-align="start" style:justify-single-word="false" fo:text-indent="0cm" style:auto-text-indent="false"/>
      <style:text-properties style:font-name="Times New Roman"/>
    </style:style>
    <style:style style:name="MT1" style:family="text">
      <style:text-properties fo:color="#0a94d6" style:font-name="Arial1" fo:font-size="9pt" fo:language="es" fo:country="ES" style:font-name-asian="Times" style:font-size-asian="10pt" style:language-asian="zxx" style:country-asian="none" style:font-name-complex="Times" style:font-size-complex="10pt" style:language-complex="ar" style:country-complex="SA"/>
    </style:style>
    <style:style style:name="MT2" style:family="text">
      <style:text-properties style:use-window-font-color="true" style:font-name="Arial1" fo:font-size="9pt" fo:language="es" fo:country="ES" style:font-name-asian="Times" style:font-size-asian="9pt" style:language-asian="zxx" style:country-asian="none" style:font-name-complex="Times" style:font-size-complex="9pt" style:language-complex="ar" style:country-complex="SA"/>
    </style:style>
    <style:style style:name="MT3" style:family="text">
      <style:text-properties fo:color="#0a94d6" fo:font-size="10pt" fo:language="zxx" fo:country="none" style:font-name-asian="Times" style:font-size-asian="10pt" style:language-asian="zxx" style:country-asian="none" style:font-name-complex="Times" style:font-size-complex="10pt" style:language-complex="ar" style:country-complex="SA"/>
    </style:style>
    <style:style style:name="MT4" style:family="text">
      <style:text-properties fo:color="#0a94d6" style:font-name="Arial1" fo:font-size="9pt" fo:language="es" fo:country="ES" fo:font-weight="bold" style:font-name-asian="Times" style:font-size-asian="10pt" style:language-asian="zxx" style:country-asian="none" style:font-name-complex="Times" style:font-size-complex="10pt" style:language-complex="ar" style:country-complex="SA"/>
    </style:style>
    <style:style style:name="MT5" style:family="text">
      <style:text-properties style:use-window-font-color="true" fo:font-size="10pt" fo:language="zxx" fo:country="none" style:font-name-asian="Times" style:font-size-asian="10pt" style:language-asian="zxx" style:country-asian="none" style:font-name-complex="Times" style:font-size-complex="10pt" style:language-complex="ar" style:country-complex="SA"/>
    </style:style>
    <style:style style:name="MT6" style:family="text">
      <style:text-properties style:use-window-font-color="true" fo:font-size="10pt" fo:language="es" fo:country="ES" style:font-name-asian="Times" style:font-size-asian="10pt" style:font-name-complex="Times" style:font-size-complex="10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2" text:anchor-type="paragraph" svg:x="13.256cm" svg:y="0cm" svg:width="2.974cm" svg:height="1.078cm" draw:z-index="7"><draw:image xlink:href="Pictures/20000007000030D50000173F9929E92F.svm" xlink:type="simple" xlink:show="embed" xlink:actuate="onLoad"/></draw:frame>Confidencial </text:p>
      </style:header>
      <style:footer>
        <text:p text:style-name="MP2"><text:span text:style-name="MT1">C/ Alcalá, 20 · 4ª planta · Madrid · </text:span><text:a xlink:type="simple" xlink:href="http://www.gamco.es/"><text:span text:style-name="MT2">www.gamco.es</text:span></text:a><text:span text:style-name="MT3"> |</text:span><text:span text:style-name="MT4"> </text:span><text:span text:style-name="MT1">Gamco S.L. | CIF: B84984418 <text:s text:c="40"/></text:span><text:span text:style-name="MT5"><text:s text:c="11"/></text:span><text:span text:style-name="MT6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rnando Pavón</meta:initial-creator>
    <meta:creation-date>2012-07-31T17:49:08</meta:creation-date>
    <dc:date>2013-08-06T11:54:14</dc:date>
    <dc:creator>Fernando Pavón</dc:creator>
    <meta:editing-duration>PT26H16M19S</meta:editing-duration>
    <meta:editing-cycles>23</meta:editing-cycles>
    <meta:generator>OpenOffice.org/3.2$Unix OpenOffice.org_project/320m12$Build-9483</meta:generator>
    <meta:document-statistic meta:table-count="2" meta:image-count="1" meta:object-count="0" meta:page-count="8" meta:paragraph-count="151" meta:word-count="1316" meta:character-count="7321"/>
  </office:meta>
</office:document-meta>
</file>